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1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9.6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687cm"/>
    </style:style>
    <style:style style:name="co6" style:family="table-column">
      <style:table-column-properties fo:break-before="auto" style:column-width="13.7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Intitulé_champs_Jocond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ntitulé de champ Joconde</text:p>
          </table:table-cell>
          <table:table-cell office:value-type="string" calcext:value-type="string">
            <text:p>Etiquette de champ Joconde</text:p>
          </table:table-cell>
          <table:table-cell table:style-name="ce1"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Référence</text:p>
          </table:table-cell>
          <table:table-cell office:value-type="string" calcext:value-type="string">
            <text:p>REF</text:p>
          </table:table-cell>
          <table:table-cell/>
        </table:table-row>
        <table:table-row table:style-name="ro1">
          <table:table-cell office:value-type="string" calcext:value-type="string">
            <text:p>POP_CONTIENT_GEOLOCALISATION</text:p>
          </table:table-cell>
          <table:table-cell/>
          <table:table-cell office:value-type="string" calcext:value-type="string">
            <text:p>Géolocalisation disponible ou non</text:p>
          </table:table-cell>
        </table:table-row>
        <table:table-row table:style-name="ro1">
          <table:table-cell office:value-type="string" calcext:value-type="string">
            <text:p>POP_COORDONNEES</text:p>
          </table:table-cell>
          <table:table-cell/>
          <table:table-cell office:value-type="string" calcext:value-type="string">
            <text:p>Concerne la base Muséofile</text:p>
          </table:table-cell>
        </table:table-row>
        <table:table-row table:style-name="ro1">
          <table:table-cell office:value-type="string" calcext:value-type="string">
            <text:p>Ancien dépôt</text:p>
          </table:table-cell>
          <table:table-cell office:value-type="string" calcext:value-type="string">
            <text:p>ADPT</text:p>
          </table:table-cell>
          <table:table-cell/>
        </table:table-row>
        <table:table-row table:style-name="ro1">
          <table:table-cell office:value-type="string" calcext:value-type="string">
            <text:p>Appellation</text:p>
          </table:table-cell>
          <table:table-cell office:value-type="string" calcext:value-type="string">
            <text:p>APPL</text:p>
          </table:table-cell>
          <table:table-cell/>
        </table:table-row>
        <table:table-row table:style-name="ro1">
          <table:table-cell office:value-type="string" calcext:value-type="string">
            <text:p>Ancienne appartenance</text:p>
          </table:table-cell>
          <table:table-cell office:value-type="string" calcext:value-type="string">
            <text:p>APTN</text:p>
          </table:table-cell>
          <table:table-cell/>
        </table:table-row>
        <table:table-row table:style-name="ro1">
          <table:table-cell office:value-type="string" calcext:value-type="string">
            <text:p>Ancienne attribution</text:p>
          </table:table-cell>
          <table:table-cell office:value-type="string" calcext:value-type="string">
            <text:p>ATTR</text:p>
          </table:table-cell>
          <table:table-cell/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AUTR</text:p>
          </table:table-cell>
          <table:table-cell/>
        </table:table-row>
        <table:table-row table:style-name="ro1">
          <table:table-cell office:value-type="string" calcext:value-type="string">
            <text:p>Base concernée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 office:value-type="string" calcext:value-type="string">
            <text:p>Bibliographie</text:p>
          </table:table-cell>
          <table:table-cell office:value-type="string" calcext:value-type="string">
            <text:p>BIBL</text:p>
          </table:table-cell>
          <table:table-cell/>
        </table:table-row>
        <table:table-row table:style-name="ro1">
          <table:table-cell office:value-type="string" calcext:value-type="string">
            <text:p>Commentaires</text:p>
          </table:table-cell>
          <table:table-cell office:value-type="string" calcext:value-type="string">
            <text:p>COMM</text:p>
          </table:table-cell>
          <table:table-cell/>
        </table:table-row>
        <table:table-row table:style-name="ro1">
          <table:table-cell office:value-type="string" calcext:value-type="string">
            <text:p>Présence d’image (s) oui/non</text:p>
          </table:table-cell>
          <table:table-cell office:value-type="string" calcext:value-type="string">
            <text:p>CONTIENT_IMAGE</text:p>
          </table:table-cell>
          <table:table-cell/>
        </table:table-row>
        <table:table-row table:style-name="ro1">
          <table:table-cell office:value-type="string" calcext:value-type="string">
            <text:p>Copyright de la notice</text:p>
          </table:table-cell>
          <table:table-cell office:value-type="string" calcext:value-type="string">
            <text:p>COPY</text:p>
          </table:table-cell>
          <table:table-cell/>
        </table:table-row>
        <table:table-row table:style-name="ro1">
          <table:table-cell office:value-type="string" calcext:value-type="string">
            <text:p>Date d’acquisition </text:p>
          </table:table-cell>
          <table:table-cell office:value-type="string" calcext:value-type="string">
            <text:p>DACQ</text:p>
          </table:table-cell>
          <table:table-cell/>
        </table:table-row>
        <table:table-row table:style-name="ro1">
          <table:table-cell office:value-type="string" calcext:value-type="string">
            <text:p>Date de dépôt</text:p>
          </table:table-cell>
          <table:table-cell office:value-type="string" calcext:value-type="string">
            <text:p>DDPT</text:p>
          </table:table-cell>
          <table:table-cell/>
        </table:table-row>
        <table:table-row table:style-name="ro1">
          <table:table-cell office:value-type="string" calcext:value-type="string">
            <text:p>Découverte-collecte</text:p>
          </table:table-cell>
          <table:table-cell office:value-type="string" calcext:value-type="string">
            <text:p>DECV</text:p>
          </table:table-cell>
          <table:table-cell/>
        </table:table-row>
        <table:table-row table:style-name="ro1">
          <table:table-cell office:value-type="string" calcext:value-type="string">
            <text:p>Dénomination</text:p>
          </table:table-cell>
          <table:table-cell office:value-type="string" calcext:value-type="string">
            <text:p>DENO</text:p>
          </table:table-cell>
          <table:table-cell/>
        </table:table-row>
        <table:table-row table:style-name="ro1">
          <table:table-cell office:value-type="string" calcext:value-type="string">
            <text:p>Lieu de dépôt</text:p>
          </table:table-cell>
          <table:table-cell office:value-type="string" calcext:value-type="string">
            <text:p>DEPO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Mesures</text:p>
          </table:table-cell>
          <table:table-cell office:value-type="string" calcext:value-type="string">
            <text:p>DIMS</text:p>
          </table:table-cell>
          <table:table-cell/>
        </table:table-row>
        <table:table-row table:style-name="ro1">
          <table:table-cell office:value-type="string" calcext:value-type="string">
            <text:p>Date de mise à jour</text:p>
          </table:table-cell>
          <table:table-cell office:value-type="string" calcext:value-type="string">
            <text:p>DMAJ</text:p>
          </table:table-cell>
          <table:table-cell/>
        </table:table-row>
        <table:table-row table:style-name="ro1">
          <table:table-cell office:value-type="string" calcext:value-type="string">
            <text:p>Date de création</text:p>
          </table:table-cell>
          <table:table-cell office:value-type="string" calcext:value-type="string">
            <text:p>DMIS</text:p>
          </table:table-cell>
          <table:table-cell/>
        </table:table-row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DOMN</text:p>
          </table:table-cell>
          <table:table-cell/>
        </table:table-row>
        <table:table-row table:style-name="ro1">
          <table:table-cell office:value-type="string" calcext:value-type="string">
            <text:p>Département</text:p>
          </table:table-cell>
          <table:table-cell office:value-type="string" calcext:value-type="string">
            <text:p>DPT</text:p>
          </table:table-cell>
          <table:table-cell/>
        </table:table-row>
        <table:table-row table:style-name="ro1">
          <table:table-cell office:value-type="string" calcext:value-type="string">
            <text:p>Date sujet représenté</text:p>
          </table:table-cell>
          <table:table-cell office:value-type="string" calcext:value-type="string">
            <text:p>DREP</text:p>
          </table:table-cell>
          <table:table-cell/>
        </table:table-row>
        <table:table-row table:style-name="ro1">
          <table:table-cell office:value-type="string" calcext:value-type="string">
            <text:p>Ecole-pays</text:p>
          </table:table-cell>
          <table:table-cell office:value-type="string" calcext:value-type="string">
            <text:p>ECOL</text:p>
          </table:table-cell>
          <table:table-cell/>
        </table:table-row>
        <table:table-row table:style-name="ro1">
          <table:table-cell office:value-type="string" calcext:value-type="string">
            <text:p>Epoque</text:p>
          </table:table-cell>
          <table:table-cell office:value-type="string" calcext:value-type="string">
            <text:p>EPOQ</text:p>
          </table:table-cell>
          <table:table-cell/>
        </table:table-row>
        <table:table-row table:style-name="ro1">
          <table:table-cell office:value-type="string" calcext:value-type="string">
            <text:p>Etat du bien</text:p>
          </table:table-cell>
          <table:table-cell office:value-type="string" calcext:value-type="string">
            <text:p>ETAT</text:p>
          </table:table-cell>
          <table:table-cell/>
        </table:table-row>
        <table:table-row table:style-name="ro1">
          <table:table-cell office:value-type="string" calcext:value-type="string">
            <text:p>Exposition</text:p>
          </table:table-cell>
          <table:table-cell office:value-type="string" calcext:value-type="string">
            <text:p>EXPO</text:p>
          </table:table-cell>
          <table:table-cell/>
        </table:table-row>
        <table:table-row table:style-name="ro1">
          <table:table-cell office:value-type="string" calcext:value-type="string">
            <text:p>Genèse</text:p>
          </table:table-cell>
          <table:table-cell office:value-type="string" calcext:value-type="string">
            <text:p>GENE</text:p>
          </table:table-cell>
          <table:table-cell/>
        </table:table-row>
        <table:table-row table:style-name="ro1">
          <table:table-cell office:value-type="string" calcext:value-type="string">
            <text:p>Géographie historique</text:p>
          </table:table-cell>
          <table:table-cell office:value-type="string" calcext:value-type="string">
            <text:p>GEOHI</text:p>
          </table:table-cell>
          <table:table-cell/>
        </table:table-row>
        <table:table-row table:style-name="ro1">
          <table:table-cell office:value-type="string" calcext:value-type="string">
            <text:p>Historique</text:p>
          </table:table-cell>
          <table:table-cell office:value-type="string" calcext:value-type="string">
            <text:p>HIST</text:p>
          </table:table-cell>
          <table:table-cell/>
        </table:table-row>
        <table:table-row table:style-name="ro1">
          <table:table-cell office:value-type="string" calcext:value-type="string">
            <text:p>HISTORIQUE</text:p>
          </table:table-cell>
          <table:table-cell/>
          <table:table-cell office:value-type="string" calcext:value-type="string">
            <text:p>Historique des interventions manuelle ou export de données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OUI/NON</text:p>
          </table:table-cell>
        </table:table-row>
        <table:table-row table:style-name="ro1">
          <table:table-cell office:value-type="string" calcext:value-type="string">
            <text:p>Inscription</text:p>
          </table:table-cell>
          <table:table-cell office:value-type="string" calcext:value-type="string">
            <text:p>INSC</text:p>
          </table:table-cell>
          <table:table-cell/>
        </table:table-row>
        <table:table-row table:style-name="ro1">
          <table:table-cell office:value-type="string" calcext:value-type="string">
            <text:p>Numéro d’inventaire</text:p>
          </table:table-cell>
          <table:table-cell office:value-type="string" calcext:value-type="string">
            <text:p>INV</text:p>
          </table:table-cell>
          <table:table-cell/>
        </table:table-row>
        <table:table-row table:style-name="ro1">
          <table:table-cell office:value-type="string" calcext:value-type="string">
            <text:p>Appellation musée de France</text:p>
          </table:table-cell>
          <table:table-cell office:value-type="string" calcext:value-type="string">
            <text:p>LABEL</text:p>
          </table:table-cell>
          <table:table-cell/>
        </table:table-row>
        <table:table-row table:style-name="ro1">
          <table:table-cell office:value-type="string" calcext:value-type="string">
            <text:p>Lien base Arcade</text:p>
          </table:table-cell>
          <table:table-cell office:value-type="string" calcext:value-type="string">
            <text:p>LARC</text:p>
          </table:table-cell>
          <table:table-cell/>
        </table:table-row>
        <table:table-row table:style-name="ro1">
          <table:table-cell office:value-type="string" calcext:value-type="string">
            <text:p>Lieux de création / utilisation</text:p>
          </table:table-cell>
          <table:table-cell office:value-type="string" calcext:value-type="string">
            <text:p>LIEUX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LOCA</text:p>
          </table:table-cell>
          <table:table-cell/>
        </table:table-row>
        <table:table-row table:style-name="ro1">
          <table:table-cell office:value-type="string" calcext:value-type="string">
            <text:p>Pays Région Ville</text:p>
          </table:table-cell>
          <table:table-cell office:value-type="string" calcext:value-type="string">
            <text:p>LOCA2</text:p>
          </table:table-cell>
          <table:table-cell/>
        </table:table-row>
        <table:table-row table:style-name="ro1">
          <table:table-cell office:value-type="string" calcext:value-type="string">
            <text:p>Lien Vidéo</text:p>
          </table:table-cell>
          <table:table-cell office:value-type="string" calcext:value-type="string">
            <text:p>LVID</text:p>
          </table:table-cell>
          <table:table-cell/>
        </table:table-row>
        <table:table-row table:style-name="ro1">
          <table:table-cell office:value-type="string" calcext:value-type="string">
            <text:p>Bien manquant</text:p>
          </table:table-cell>
          <table:table-cell office:value-type="string" calcext:value-type="string">
            <text:p>MANQU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QUANT_COM</text:p>
          </table:table-cell>
          <table:table-cell office:value-type="string" calcext:value-type="string">
            <text:p>Commentaires sur le bien signalé manquant</text:p>
          </table:table-cell>
        </table:table-row>
        <table:table-row table:style-name="ro1">
          <table:table-cell office:value-type="string" calcext:value-type="string">
            <text:p>Millésime de création</text:p>
          </table:table-cell>
          <table:table-cell office:value-type="string" calcext:value-type="string">
            <text:p>MILL</text:p>
          </table:table-cell>
          <table:table-cell/>
        </table:table-row>
        <table:table-row table:style-name="ro1">
          <table:table-cell office:value-type="string" calcext:value-type="string">
            <text:p>Millésime d’utilisation</text:p>
          </table:table-cell>
          <table:table-cell office:value-type="string" calcext:value-type="string">
            <text:p>MILU</text:p>
          </table:table-cell>
          <table:table-cell/>
        </table:table-row>
        <table:table-row table:style-name="ro1">
          <table:table-cell office:value-type="string" calcext:value-type="string">
            <text:p>Lien commande photo</text:p>
          </table:table-cell>
          <table:table-cell office:value-type="string" calcext:value-type="string">
            <text:p>MSGCOM</text:p>
          </table:table-cell>
          <table:table-cell/>
        </table:table-row>
        <table:table-row table:style-name="ro1">
          <table:table-cell office:value-type="string" calcext:value-type="string">
            <text:p>Code Museofile</text:p>
          </table:table-cell>
          <table:table-cell office:value-type="string" calcext:value-type="string">
            <text:p>MUSEO</text:p>
          </table:table-cell>
          <table:table-cell/>
        </table:table-row>
        <table:table-row table:style-name="ro1">
          <table:table-cell office:value-type="string" calcext:value-type="string">
            <text:p>Nom officiel du musée</text:p>
          </table:table-cell>
          <table:table-cell office:value-type="string" calcext:value-type="string">
            <text:p>NOMOFF</text:p>
          </table:table-cell>
          <table:table-cell/>
        </table:table-row>
        <table:table-row table:style-name="ro1">
          <table:table-cell office:value-type="string" calcext:value-type="string">
            <text:p>Onomastique</text:p>
          </table:table-cell>
          <table:table-cell office:value-type="string" calcext:value-type="string">
            <text:p>ONOM</text:p>
          </table:table-cell>
          <table:table-cell/>
        </table:table-row>
        <table:table-row table:style-name="ro1">
          <table:table-cell office:value-type="string" calcext:value-type="string">
            <text:p>Précisions auteur</text:p>
          </table:table-cell>
          <table:table-cell office:value-type="string" calcext:value-type="string">
            <text:p>PAUT</text:p>
          </table:table-cell>
          <table:table-cell/>
        </table:table-row>
        <table:table-row table:style-name="ro1">
          <table:table-cell office:value-type="string" calcext:value-type="string">
            <text:p>Précisions découverte/collecte</text:p>
          </table:table-cell>
          <table:table-cell office:value-type="string" calcext:value-type="string">
            <text:p>PDEC</text:p>
          </table:table-cell>
          <table:table-cell/>
        </table:table-row>
        <table:table-row table:style-name="ro1">
          <table:table-cell office:value-type="string" calcext:value-type="string">
            <text:p>Période de l’original copié</text:p>
          </table:table-cell>
          <table:table-cell office:value-type="string" calcext:value-type="string">
            <text:p>PEOC</text:p>
          </table:table-cell>
          <table:table-cell/>
        </table:table-row>
        <table:table-row table:style-name="ro1">
          <table:table-cell office:value-type="string" calcext:value-type="string">
            <text:p>Période de création</text:p>
          </table:table-cell>
          <table:table-cell office:value-type="string" calcext:value-type="string">
            <text:p>PERI</text:p>
          </table:table-cell>
          <table:table-cell/>
        </table:table-row>
        <table:table-row table:style-name="ro1">
          <table:table-cell office:value-type="string" calcext:value-type="string">
            <text:p>Période d’utilisation</text:p>
          </table:table-cell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string" calcext:value-type="string">
            <text:p>Crédits photographiques</text:p>
          </table:table-cell>
          <table:table-cell office:value-type="string" calcext:value-type="string">
            <text:p>PHOT</text:p>
          </table:table-cell>
          <table:table-cell/>
        </table:table-row>
        <table:table-row table:style-name="ro1">
          <table:table-cell office:value-type="string" calcext:value-type="string">
            <text:p>Précisions inscriptions</text:p>
          </table:table-cell>
          <table:table-cell office:value-type="string" calcext:value-type="string">
            <text:p>PINS</text:p>
          </table:table-cell>
          <table:table-cell/>
        </table:table-row>
        <table:table-row table:style-name="ro1">
          <table:table-cell office:value-type="string" calcext:value-type="string">
            <text:p>Précisions lieux de création</text:p>
          </table:table-cell>
          <table:table-cell office:value-type="string" calcext:value-type="string">
            <text:p>PLIEUX</text:p>
          </table:table-cell>
          <table:table-cell/>
        </table:table-row>
        <table:table-row table:style-name="ro1">
          <table:table-cell office:value-type="string" calcext:value-type="string">
            <text:p>Précisions sujet représenté</text:p>
          </table:table-cell>
          <table:table-cell office:value-type="string" calcext:value-type="string">
            <text:p>PREP</text:p>
          </table:table-cell>
          <table:table-cell/>
        </table:table-row>
        <table:table-row table:style-name="ro1">
          <table:table-cell office:value-type="string" calcext:value-type="string">
            <text:p>Producteur de la donnée</text:p>
          </table:table-cell>
          <table:table-cell office:value-type="string" calcext:value-type="string">
            <text:p>PRODUCTEUR</text:p>
          </table:table-cell>
          <table:table-cell office:value-type="string" calcext:value-type="string">
            <text:p>MUSEE</text:p>
          </table:table-cell>
        </table:table-row>
        <table:table-row table:style-name="ro1">
          <table:table-cell office:value-type="string" calcext:value-type="string">
            <text:p>Précisions utilisation</text:p>
          </table:table-cell>
          <table:table-cell office:value-type="string" calcext:value-type="string">
            <text:p>PUTI</text:p>
          </table:table-cell>
          <table:table-cell/>
        </table:table-row>
        <table:table-row table:style-name="ro1">
          <table:table-cell office:value-type="string" calcext:value-type="string">
            <text:p>Références Mémoire liées</text:p>
          </table:table-cell>
          <table:table-cell office:value-type="string" calcext:value-type="string">
            <text:p>REFMEM</text:p>
          </table:table-cell>
          <table:table-cell/>
        </table:table-row>
        <table:table-row table:style-name="ro1">
          <table:table-cell office:value-type="string" calcext:value-type="string">
            <text:p>Références Mérimée liées</text:p>
          </table:table-cell>
          <table:table-cell office:value-type="string" calcext:value-type="string">
            <text:p>REFMER</text:p>
          </table:table-cell>
          <table:table-cell/>
        </table:table-row>
        <table:table-row table:style-name="ro1">
          <table:table-cell office:value-type="string" calcext:value-type="string">
            <text:p>Référence MAJ</text:p>
          </table:table-cell>
          <table:table-cell office:value-type="string" calcext:value-type="string">
            <text:p>REFMIS</text:p>
          </table:table-cell>
          <table:table-cell/>
        </table:table-row>
        <table:table-row table:style-name="ro1">
          <table:table-cell office:value-type="string" calcext:value-type="string">
            <text:p>Références Palissy liées</text:p>
          </table:table-cell>
          <table:table-cell office:value-type="string" calcext:value-type="string">
            <text:p>REFPAL</text:p>
          </table:table-cell>
          <table:table-cell/>
        </table:table-row>
        <table:table-row table:style-name="ro1">
          <table:table-cell office:value-type="string" calcext:value-type="string">
            <text:p>Sujet représenté</text:p>
          </table:table-cell>
          <table:table-cell office:value-type="string" calcext:value-type="string">
            <text:p>REPR</text:p>
          </table:table-cell>
          <table:table-cell/>
        </table:table-row>
        <table:table-row table:style-name="ro1">
          <table:table-cell office:value-type="string" calcext:value-type="string">
            <text:p>Lien INHA</text:p>
          </table:table-cell>
          <table:table-cell office:value-type="string" calcext:value-type="string">
            <text:p>RETIF</text:p>
          </table:table-cell>
          <table:table-cell/>
        </table:table-row>
        <table:table-row table:style-name="ro1">
          <table:table-cell office:value-type="string" calcext:value-type="string">
            <text:p>Source représentation</text:p>
          </table:table-cell>
          <table:table-cell office:value-type="string" calcext:value-type="string">
            <text:p>SREP</text:p>
          </table:table-cell>
          <table:table-cell/>
        </table:table-row>
        <table:table-row table:style-name="ro1">
          <table:table-cell office:value-type="string" calcext:value-type="string">
            <text:p>Statut juridique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string" calcext:value-type="string">
            <text:p>Matériaux-techniques</text:p>
          </table:table-cell>
          <table:table-cell office:value-type="string" calcext:value-type="string">
            <text:p>TECH</text:p>
          </table:table-cell>
          <table:table-cell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TITR</text:p>
          </table:table-cell>
          <table:table-cell/>
        </table:table-row>
        <table:table-row table:style-name="ro1">
          <table:table-cell office:value-type="string" calcext:value-type="string">
            <text:p>Utilisation</text:p>
          </table:table-cell>
          <table:table-cell office:value-type="string" calcext:value-type="string">
            <text:p>UTIL</text:p>
          </table:table-cell>
          <table:table-cell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_M</text:p>
          </table:table-cell>
          <table:table-cell/>
        </table:table-row>
        <table:table-row table:style-name="ro1">
          <table:table-cell office:value-type="string" calcext:value-type="string">
            <text:p>Lien site associé</text:p>
          </table:table-cell>
          <table:table-cell office:value-type="string" calcext:value-type="string">
            <text:p>WWW</text:p>
          </table:table-cell>
          <table:table-cell/>
        </table:table-row>
      </table:table>
      <table:table table:name="metiers_uniques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adapt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istr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ch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uafort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uarell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éolog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e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it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u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quebus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ron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elier de céram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e costum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e la com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e la for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e la pat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e la tra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es orn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u déc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u graffi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eur du modè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jou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d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nz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iss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al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al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onn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ran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i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onn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catur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oss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onn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éram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pe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pe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pe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m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otyp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el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rç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ss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i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ep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donn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plat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teli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tu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é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aller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cor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cor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te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posit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in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us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an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ribu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o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bén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criv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lè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maill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maill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met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cadre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lumi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u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epre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éventailliste</text:p>
          </table:table-cell>
          <table:table-cell table:number-columns-repeated="2"/>
          <table:table-cell office:value-type="string" calcext:value-type="string">
            <text:p>maître</text:p>
          </table:table-cell>
        </table:table-row>
        <table:table-row table:style-name="ro1">
          <table:table-cell office:value-type="string" calcext:value-type="string">
            <text:p>exécutant</text:p>
          </table:table-cell>
          <table:table-cell table:number-columns-repeated="2"/>
          <table:table-cell office:value-type="string" calcext:value-type="string">
            <text:p>amateur</text:p>
          </table:table-cell>
        </table:table-row>
        <table:table-row table:style-name="ro1">
          <table:table-cell office:value-type="string" calcext:value-type="string">
            <text:p>fabric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eur de pian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ïenc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bla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onn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nd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ge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é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éomè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éliograv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lo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r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it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im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imeur photograph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imeur phototypi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en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éni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n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oi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ail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qu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ra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gè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s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ne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h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factu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quett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brer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h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canic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aill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uis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eur aux 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teur en car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atur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l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égoc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fèv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eman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e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fum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tell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tre cop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tre de fig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tre de porcela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tre de v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tre miniatur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ntre sur faï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chrom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graphe photomecan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grav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typ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ât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mm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è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ulli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tici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épar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oteur immobi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alis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eveur des pos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ac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uc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par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sin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aura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o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énar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ibe roy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ulp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rur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cess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v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ll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piss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iderm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sser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ss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ne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n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duct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il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ogra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n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niss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rier</text:p>
          </table:table-cell>
          <table:table-cell table:number-columns-repeated="3"/>
        </table:table-row>
      </table:table>
      <table:table table:name="villes" table:style-name="ta1">
        <table:table-column table:style-name="co6" table:default-cell-style-name="Default"/>
        <table:table-column table:style-name="co4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x-en-Prov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nç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ma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v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k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assade de F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e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b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EA Archéologie en Pays de F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ves nation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ives nationales du monde du trav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eu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es</text:p>
          </table:table-cell>
          <table:table-cell office:value-type="string" calcext:value-type="string">
            <text:p><text:s/>musée de la Camargue</text:p>
          </table:table-cell>
          <table:table-cell/>
        </table:table-row>
        <table:table-row table:style-name="ro1">
          <table:table-cell office:value-type="string" calcext:value-type="string">
            <text:p>Ar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emblée nati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vers-sur-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l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g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y-le-Rid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nères-de-Bigo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nols-sur-Cè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-le-D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celonn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en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ud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onne</text:p>
          </table:table-cell>
          <table:table-cell office:value-type="string" calcext:value-type="string">
            <text:p><text:s/>musée Bonnat-Helleu</text:p>
          </table:table-cell>
          <table:table-cell office:value-type="string" calcext:value-type="string">
            <text:p><text:s/>musée des beaux-arts de Bayonne</text:p>
          </table:table-cell>
        </table:table-row>
        <table:table-row table:style-name="ro1">
          <table:table-cell office:value-type="string" calcext:value-type="string">
            <text:p>Bay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uv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f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anç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éth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othèque municip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othèque Nationale de F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othèque Sainte-Geneviè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sh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érancou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aux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logne-sur-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bon-L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g-en-Bre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g-Saint-Mau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goin-Jall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ne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xw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nç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xe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-sur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inet des estampes et des dess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inet des médai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b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C musée d'art contempora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C-musée d'Art Contempora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é d'Art - Musée d'Art Contempora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rne d'Artoi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debec-en-C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e international de synthè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cle mili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é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on-sur-Saô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lons-en-Champa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bé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bre de Comme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bre des Déput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li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ti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ville-Méziè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t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tres-Mainvill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se</text:p>
          </table:table-cell>
          <table:table-cell office:value-type="string" calcext:value-type="string">
            <text:p><text:s/>histoire et nature en Val de Loire</text:p>
          </table:table-cell>
          <table:table-cell/>
        </table:table-row>
        <table:table-row table:style-name="ro1">
          <table:table-cell office:value-type="string" calcext:value-type="string">
            <text:p>chât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au Mus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eau-mus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au-mus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au-Mus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au-mus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au-Thie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eauneuf-sur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auneuf-sur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aur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âteller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bourg-en-Coten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me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mont-Fer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ège mili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m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mb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auté urbaine Creusot-Montc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è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arn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il constitutio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il d'Eta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il de l'Europ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il général de l'Isè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il général des Vos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il régional d'Occitan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rvatoire du machinisme et des pratiques agrico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ne-Cours-sur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sé-le-Viv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 d'appel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 des com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partement des Estampes et de la Photogra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ne-Les-B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ion du Gé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ker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le d'application du Tra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le mili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le polytechn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le supérieure d'intendanc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le supérieure de gu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mus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musée Creusot Montc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musée Creusot Montc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musée Creusot Montc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musée Creusot-Montc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musée de la Basse-S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musée de la Basse-S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musée du Creusot-Montceau-les-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musée du Creusot-Montceau-Les-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comusée du Vé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gl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glise des Récoll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lise Saint-Lo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beuf-sur-S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rn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établissement the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uef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éc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dation de Coube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aine-de-Vaucl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ainebl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calqu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-mus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-de-F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iera musée de la Mode de la Ville de P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 Pal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e chancellerie de la Légion d'honneu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es écu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é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ry-en-Ve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ry-en-Vé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al de la Grande Gu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al de la Vend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f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pital mili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de la préfecture de l'Isè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de la préfecture des Yve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de la préfecture du Bas-R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de la préfecture du Haut-R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de la sous-préf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de 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des Inval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du Gouvern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ôtel Matig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è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 d'Art et d'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 d'égypt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o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y-les-Moulin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n de la rosera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n des Tuil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n du Luxem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n 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dins du Palais-Roy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bl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le Adam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'Isle-Adam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’Isle-A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hâ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our d'or-musé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Couture-Bou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Flè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Pisc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Piscine – musée d’art et d’industrie André Diligent de Rouba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och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gny-sur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va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Bou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Cateau-Cambré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Grand-Pressi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H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Mée-sur-S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Puy-en-Ve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Vati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Vi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Abatto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Ande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Lucs-sur-Boulo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 Pêcheries</text:p>
          </table:table-cell>
          <table:table-cell office:value-type="string" calcext:value-type="string">
            <text:p><text:s/>musée de Fécamp</text:p>
          </table:table-cell>
          <table:table-cell/>
        </table:table-row>
        <table:table-row table:style-name="ro1">
          <table:table-cell office:value-type="string" calcext:value-type="string">
            <text:p>Lez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ou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o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i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le-sur-Ta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hes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d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s-le-Saun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v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DUNUM – Musée &amp; Théâtres rom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é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ée Joachim Du Bel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â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y-les-Ham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B - Musée d\x92Art et d\x92Histoire Baron Gér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rie (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rie de Nî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'artiste de la Grande Vig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'éducation de la Légion d'Honneu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e Bal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e l'archéologie des Vosges du Nord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e l'Archéologie des Vosges du Nord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e Victor 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es Lumières Denis Dide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es Templ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u verre et du cri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du Verre et du Cri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natale Claude Debu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 natale de Cho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s-Alfort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ons-Laffi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ly-le-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e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ainville-Epre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g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be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thèque du conservatoire national supérieur de musique et de da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un sur Yè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hun-sur-Yè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sent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d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ère de l'Equipemen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ère de la Défense Natio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ère de la Just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ère des Affaires Etrangè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ère des affaires étrangè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ère des Fin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stère des Relations avec le Par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ecou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er 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rans-en-Monta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-de-Mars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r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ub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b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béli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br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igny-le-Bretonn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luç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mé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mo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pel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reu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l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O - Musée de l'Oi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O - musée de l'Oi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- musée d'histoire urbaine et Sociale de Suresne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- musée d'histoire urbaine et sociale de Suresne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 - musée d'histoire urbaine et socia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drien Menti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lexandre Du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lfred C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lfred Danicou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lphonse-Georges Poul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nne de Beau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ntoine Léc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ntoine Lécuyer (oeuvre détruite</text:p>
          </table:table-cell>
          <table:table-cell office:value-type="string" calcext:value-type="string">
            <text:p>?)</text:p>
          </table:table-cell>
          <table:table-cell/>
        </table:table-row>
        <table:table-row table:style-name="ro1">
          <table:table-cell office:value-type="string" calcext:value-type="string">
            <text:p>musée Antoine Lécuyer (oeuvre détruit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ntoine Vive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ntoine Vivenel et de la Figurine Histo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rchéolog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rchéologique de l'hôtel GoÃ¼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rchéologique de l'hôtel Goü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rchéologique départeme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rchéologique du Val d'Oi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rchéologique du Val d'Oi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rchéologique munici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Arthur Rimba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arbey d'Aurevilly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arg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aron 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aron 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aronc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arr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asque et de l'Histoire de Bayon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asque et de l'Histoire de Bayon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ernard d'Agesci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ert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ibliothè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iochet-Bréch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onap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onnat-Hell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oucher de Pert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Buf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alv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al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amille Clau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ant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arnava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ernus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éven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hampo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harles Fr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harles V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harles V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hé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lément 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ond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ond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ondé (oeuvre détruit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roza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Crozatier (oeuvre détruit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llard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quitai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chéologie de Nice site de Cimiez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chéologie du Jura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chéologie et de Préhisto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chéologie Méditerranéenne</text:p>
          </table:table-cell>
          <table:table-cell office:value-type="string" calcext:value-type="string">
            <text:p><text:s/>Centre de la Vieille Charité"</text:p>
          </table:table-cell>
          <table:table-cell/>
        </table:table-row>
        <table:table-row table:style-name="ro1">
          <table:table-cell office:value-type="string" calcext:value-type="string">
            <text:p>musée d'archéologie méditerranéenne</text:p>
          </table:table-cell>
          <table:table-cell office:value-type="string" calcext:value-type="string">
            <text:p><text:s/>centre de la Vieille Charité"</text:p>
          </table:table-cell>
          <table:table-cell/>
        </table:table-row>
        <table:table-row table:style-name="ro1">
          <table:table-cell office:value-type="string" calcext:value-type="string">
            <text:p>musée d'Archéologie nationa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contempora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Histoire</text:p>
          </table:table-cell>
          <table:table-cell office:value-type="string" calcext:value-type="string">
            <text:p><text:s/>Saint-Denis (dépot)"</text:p>
          </table:table-cell>
          <table:table-cell/>
        </table:table-row>
        <table:table-row table:style-name="ro1">
          <table:table-cell office:value-type="string" calcext:value-type="string">
            <text:p>musée d'art et d'histoire de Dreux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Histoire de Provenc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histoire de Provenc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Histoire Louis Senlecq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Histoire Romain Rolland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Histo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histo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et d'Industr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Histoire et 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Moderne André Malraux – MuMa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moderne André Malraux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moderne Lille Métropo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Moder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moder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 Roger-Quillio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Arts Africains - Océaniens - Amérindien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Elbeuf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histoire de Marseil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Histoire de Saint-Malo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Histoire de Sarlat et du Périgord Noi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histoire du Judaism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histoire et d'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Histoire Naturel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histo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Histo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Orsay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Orsay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Unterlinde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'Unterlinde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’All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’Unterli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aubi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auphin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avid d'Anger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Bas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Bourgoin Jall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Breta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Br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Greno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Greno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ir et de l'Espac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ncien évêché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ncien Hav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nnonciad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rmé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rmé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telier Paul Cézan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vallonnai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Aviation Légère de l'Armée de Ter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Ecole de Nancy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Ecole nationale supérieure des beaux-art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Emperi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histoire de Franc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histoire vivant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Horlogerie Aliermontais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hôtel de vil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hôtel Sandel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Hôtel Sandel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Ile de Franc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Ile-de-Franc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Image popula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Imag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Imag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Oeuvre Notre-Dam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Oranger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'Université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’histoire viv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’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bataille du 6 août 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Camar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carte post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Cas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Céram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Chart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Chasse et de la N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Compagnie des I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Faculté des Lett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faculté des lett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faïence Frédéric Blan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Ferronn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Grande Guerre du Pays de M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Grande Sa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Lun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Luth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Maison Carr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Marine de 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Marine de 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mus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musique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Nacre et de la Tablett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Pê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Po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Princ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Princ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Révolution frança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Roman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Roman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Vall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vie bourguign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Vie roman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Vigne et du 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Vigne et du 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la 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Norman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peinture et de scul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Picar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plein air des Maisons Comtoi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Plein Air des Maisons Comtoi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plein air des Maisons Comtoi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plein air des maisons comtoi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Pont-Av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Préhistoire des Gorges du Verd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Salag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Soiss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Tess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Vendô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 Villè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mo ActiMu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non</text:p>
          </table:table-cell>
          <table:table-cell office:value-type="string" calcext:value-type="string">
            <text:p><text:s/>section Archéologie</text:p>
          </table:table-cell>
          <table:table-cell/>
        </table:table-row>
        <table:table-row table:style-name="ro1">
          <table:table-cell office:value-type="string" calcext:value-type="string">
            <text:p>musée Denys-Pu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Albert Dem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Bre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'art contempora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’art ancien et contempo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 Fl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 la céram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 la Révolution frança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 la Seine-et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 préhis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 préhis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 Préhis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s Antiquités de la Seine-Mari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es arts asiat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Dobr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Maurice D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épartemental Pierre Corne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mériques - 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mis de Th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ntiquit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ntiquités de Vars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ntiquités Gallo-Roma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rts décorati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rts décorati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rts décoratifs (Union centrale des arts décoratif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rts décoratifs et du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rts décoratifs et du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rts-et-Métiers traditionn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ugust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ve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ve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Avelines - musée d'art et d'histoire de Saint-Cloud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 -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 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 Arts et Archéolog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(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de Bay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et d'archéologi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et d'archéologie Joseph Déchelett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et d'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et d'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et d'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et de la dent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et musée Ma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beaux-arts Jules Ché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Civilisations de l'Europe et de la Méditerrané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Hospices Civils de Ly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Hospices Civils de Ly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Hospices civils de Ly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Instruments à 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Jacob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Meilleurs Ouvriers de F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musiques populaires (vieux château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sac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Terre-Neuv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Traditions &amp; Arts Norm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Traditions et Arts norm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Traditions et Arts Norm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Traditions Populaires et d'Archéolog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 Ursu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espiau Wlér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obr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Be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Bocage normand - ferme de Boisjug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chât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Chât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château de Bl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Château de Charles V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Château des ducs de Würtemb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Château des Roh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Cloître André Mazey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cost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Domaine départemental de Sc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domaine départemental de Sc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Domaine royal de Marly – Louveciennes-Marly-le-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Don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Hié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Jo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Jo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(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Département des Antiquités grecques étrusques et roma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département des Antiquités grecques étrusques et roma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département des Arts graph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département des Arts Graph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département des arts graph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département des Objets d'ar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département des Pein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 département des Sculp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Louvre-L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noyonn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Noyonn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palais Lasc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papier pe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Pays de Han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pays vaur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petit Pal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Petit Pal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Prieu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Prieu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Ranq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Te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Te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al-de-Grâ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ieil-A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ieux chât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ieux Chât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ieux Marse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ieux Nî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ieux-Toul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ignoble Nant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du vin de Bourgo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Estè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Eugène Bou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Eugène Bou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Fa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Flaubert et d'histoire de la médeci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Fragon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français de la carte à jo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Francisque Man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franco-américain du château de Blérancou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ada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allé-Jui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allo-ro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allo-romain de Siste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allo-romain de Siste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asse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atien-Bon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eorge Sand et de la vallée n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eorges Gar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iro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ra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re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robet-Labadi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ui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Gustave Mor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Héb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Henri Cha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Henri Mar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histor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historique et archéologique de l'Orléanais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Historique et Industriel - musée du 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Hospita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Hyacinthe Riga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industriel de la Corderie Vall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international de la Chau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International de la Chau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international de la Parfume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Jean de La Font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Jean Garcin 39-45 : l'appel de la liberté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Jean-Jacques Rouss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Jules-Desb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ambi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ans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e Secq des Tourne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éon Di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éon-Alè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or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or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ouis Franç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ouis Phili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ouis Sen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ouis Senl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ouis Senl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Louis-Phili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agnelli - musée de la Céram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ainssi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alr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aritime de l'Ile Tatihou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assé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a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ati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ilcendeau - Jean Y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ilitaire et Erckmann-Chatr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nici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nici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nicipal d'Art et d'Histo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nicipal d’Art et d’Hist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nicipal de l'Evêché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nicipal de l'évêché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nicipal du Toul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nicipal Su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séum départemental des Hautes-Al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muséum départemental des Hautes-Al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<text:s/>et domaine du 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Adrien Dubouch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'art moderne (centre national d'art et de culture Georges Pompidou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'Art Moder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'art modern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'Educa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'histoire de l'immigra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'histoire et des cultures de l'immigra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Céram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Coopération franco-améric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coopération franco-améric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Légion d'honneur et des ordres de chevaler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Légion d'honneur et des ordres de Chevaleri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maison Bonap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mar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Mar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Renaiss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Voiture et du Touri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 la voiture et du touri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s Arts Asiatiques - Gui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s Arts asiatiques - Gui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s châteaux de Malmaison et de Bois-Pré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s Châteaux de Versailles et de Tria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s châteaux de Versailles et de Tria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es granges de Port-Roy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château de Compiè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château de Fontainebl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domaine et <text:s/>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domaine et 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Moyen Age - Thermes de Clu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moyen âge - Thermes de Clu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moyen âge - thermes de Clu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du 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Ernest Héb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et domaine <text:s/>du 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et domaine du <text:s/>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et domainedu 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Eugène Delacr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Fernand Lé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Jean-Jacques He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Magn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message biblique Marc Chag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Message biblique Marc Chag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Pica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 Picasso - P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tionale et domaine du château de 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Naval et Napoléonien du 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as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aul D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aul D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aul Ge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aul Valé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ica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ierre Noë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ierre-de-Luxem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inc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portu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amba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aymond Laf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éa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ichard Anacré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obert Dubois-Corn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obert Ta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od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o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ol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Rupert de Chièv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aint-Naz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aint-Ray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aint-Re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aint-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ainte-Cr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al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arret de Groz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choel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tend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sundgauv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Tavet-Delac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Thomas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Thomas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Tomi Ungerer centre international de l'illustratio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Unterli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Verger-Ta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Victor 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Vivant De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Vivant-De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Westerc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Zer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 Zi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-Historial de la Grande Gu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-palais Fes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s d'Ap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s d'Art et d'Histo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s des beaux-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s des Pays de l'Ain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es du château des Ducs de Breta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on Arla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um d'histoire naturelle et de préhistoi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um d'Histoire Naturel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eum d'histoire naturel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um d'histoire naturel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éum d'Histoire Naturel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c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b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ér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derbronn-les-B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î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gent-sur-S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rmout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re-Dame-de-Bliquet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re-Dame-de-Bondev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y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ziè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its-Saint-Geor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uvre détru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é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lé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s de Compiè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s de Just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s de l'Elysé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s de To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s des Tuil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is du Luxem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y-le-Mon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<text:s/>Assemblée nationale</text:p>
          </table:table-cell>
          <table:table-cell/>
        </table:table-row>
        <table:table-row table:style-name="ro1">
          <table:table-cell office:value-type="string" calcext:value-type="string">
            <text:p>Paris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illon de la lante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villon des roulet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érigue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é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pig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t-Cou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ffenhof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ls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hiv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Ve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mbiè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mbières-les-B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e-à-Pi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t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ar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-Lo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s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fecture de l'Isèr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fecture du Maine-et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fecture du Tarn-et-Ga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fecture régionale d'Ile-de-Franc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tanée mili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m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boui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O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orat de l'université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chshof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rem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épublique d'Irland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h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echou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ef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ba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il-Malma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D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Amand-Montr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Bri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Brieuc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Cann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Cyr-l'Ecole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Cyr-sur-Mo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D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Denis de La Réu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Dié-des-Vos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Diz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Eti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Gaud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Germain-en-La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Gilles-les-Ha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L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M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Naz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Nicolas-d'Aliermon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Omer</text:p>
          </table:table-cell>
          <table:table-cell office:value-type="string" calcext:value-type="string">
            <text:p><text:s/>musée de l'hôtel Sandelin"</text:p>
          </table:table-cell>
          <table:table-cell/>
        </table:table-row>
        <table:table-row table:style-name="ro1">
          <table:table-cell office:value-type="string" calcext:value-type="string">
            <text:p>Saint-Pol-de-Lé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Quen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Quentin-en-Yve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Rémy-lès-Chev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Trop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-Vaast-la-Houg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e-Menehou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es-Maries-de-la-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ns-les-Ba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le du jeu de pa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les-la-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lat-la-Cané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regue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m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erne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igny-en-Vé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ur-en-Aux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én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eu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è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èv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èvres - Cité de la céram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e archéologique Lattara musée Henri Pra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iss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ll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de la Républ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s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e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b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éâ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es municip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l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l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co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u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unal administrat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unal ci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unal de comme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unal de grande in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e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au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ré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so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dô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ai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éze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 musée Jean-Honoré Fragon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a-Musée Jean-Honoré Fragon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 démo ActiMu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franche-sur-Saô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neuve-d'Ascq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neuve-lès-Avig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qu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lers-Cotterê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ry-sur-S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z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sembou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rth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metiers_uniques.A1:metiers_uniques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villes.A1:villes.C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.799cm" fo:margin-bottom="1.799cm" fo:margin-left="1.799cm" fo:margin-right="1.7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9:04:42.2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4:59:05</meta:creation-date>
    <meta:editing-duration>PT5H14M40S</meta:editing-duration>
    <meta:editing-cycles>5</meta:editing-cycles>
    <meta:generator>LibreOffice/7.3.0.3$Windows_X86_64 LibreOffice_project/0f246aa12d0eee4a0f7adcefbf7c878fc2238db3</meta:generator>
    <dc:date>2022-07-06T15:03:42.398000000</dc:date>
    <meta:document-statistic meta:table-count="3" meta:cell-count="1360" meta:object-count="0"/>
  </office:meta>
</office:document-meta>
</file>